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 этом документе изложены идеи и планы, касающиеся чит-чата</text:p>
      <text:list xml:id="list2445898546725334885" text:style-name="L1">
        <text:list-item>
          <text:p text:style-name="P1">Базовая модель<text:line-break/><text:line-break/>Описание:</text:p>
          <text:p text:style-name="P1">В словарь добавляется новый символ EOS, <text:s/>в местах, где заканчиваются реплики участников диалога, все символы делаются строчными.</text:p>
          <text:p text:style-name="P1">При обучении батчи генерируются также, как и в обычном language modelling.</text:p>
          <text:p text:style-name="P1">В режиме inference используется валидационная часть графа. Реплики человека и компьютера чередуются. При поступлении реплики собеседника грааф функционирует обычным способом, однако выдаваемый им результат никак не используется. После этого агент начинает отвечать. В режиме ответа на вход сети поступают выводимые им символы. Ответ длится до тех пор, пока не выдается EOS или длина ответа не достигнет заранее определенной максимальной длины.<text:line-break/><text:line-break/>Требуется сделать:<text:line-break/>1) парсер, который превращает последовательность диалогов в обычный текст со вставленными в него EOS<text:line-break/>2) поправить батч генератор, который теперь должен будет распознавать EOS<text:line-break/>3) добавить функцию inference, которая бы предоставляла интерфейс для общения с чат-ботом<text:line-break/></text:p>
        </text:list-item>
        <text:list-item>
          <text:p text:style-name="P1">Хорошая модель, преодолевающая exposure bias на одном ядре<text:line-break/><text:line-break/>Описание:<text:line-break/>В словарь добавляется новый символ EOS, в местах, где заканчиваются реплики участников диалога. Все символы делаются строчными.<text:line-break/>При генерации батчей учитываются границы диалогов (добавляется сивол EOD). Контекст обнуляется перед началом нового диалога. При обучении, в начале каждого диалога бот случайным образом выбирает, реплики какого из участников беседы он будет пытаться повторить. При формировании чар эмбедингов к эмбедингам каждого пользователя прикрепляется закрепленная за ним метка. За репликами компьютера закрепляется нулевая метка.<text:line-break/><text:line-break/>При обучении, если на вход поступает эмбеддинг с нулевой меткой, то агент получает на вход предсказанные им самим символы. Если же поступает эмбединг с ненулевой меткой, то он может либо упражняться в пресказании следующего символа, либо не упражняться.<text:line-break/><text:line-break/>Требуется сделать:<text:line-break/>1) парсер для EOD<text:line-break/>2) новый батч генератор, обрабатывающий EOD<text:line-break/>3) ветвление на EOD для очистки скрытого состояния и памяти<text:line-break/>4) исключение EOD из числа предсказываемых символов<text:line-break/>5) определение, определяющее сэмплируется ли ли следующий символ или берется фиксированным.<text:line-break/>6) модифицировать функцию inference так, чтобы она расставляла метки участников диалога.<text:line-break/></text:p>
        </text:list-item>
        <text:list-item>
          <text:p text:style-name="P1">Модель с двумя ядрами (энкоддер и декоддер) <text:line-break/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lson karlson</meta:initial-creator>
    <meta:creation-date>2017-08-21T14:17:35</meta:creation-date>
    <dc:date>2017-08-21T15:36:03</dc:date>
    <dc:creator>karlson karlson</dc:creator>
    <meta:editing-duration>PT1M17S</meta:editing-duration>
    <meta:editing-cycles>2</meta:editing-cycles>
    <meta:generator>OpenOffice/4.1.3$Unix OpenOffice.org_project/413m1$Build-9783</meta:generator>
    <meta:document-statistic meta:table-count="0" meta:image-count="0" meta:object-count="0" meta:page-count="1" meta:paragraph-count="7" meta:word-count="316" meta:character-count="2315"/>
  </office:meta>
</office:document-meta>
</file>